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6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table:style-name="ce4"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table:style-name="ce4"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table:style-name="ce4"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6" office:value-type="date" office:date-value="2014-05-16">
            <text:p>05/16/14</text:p>
          </table:table-cell>
          <table:table-cell table:style-name="ce4"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table:style-name="ce4"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6T14:21:13</dc:date>
    <meta:generator>LibreOffice/3.5$Linux_X86_64 LibreOffice_project/350m1$Build-2</meta:generator>
    <meta:editing-duration>P9DT21H11M12S</meta:editing-duration>
    <meta:editing-cycles>465</meta:editing-cycles>
    <meta:document-statistic meta:table-count="1" meta:cell-count="79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